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7.85pt"/>
    </style:style>
    <style:style style:name="co2" style:family="table-column">
      <style:table-column-properties fo:break-before="auto" style:column-width="144.6pt"/>
    </style:style>
    <style:style style:name="co3" style:family="table-column">
      <style:table-column-properties fo:break-before="auto" style:column-width="97.9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355.78pt" svg:x="507.34pt" svg:y="45.55pt">
            <draw:object draw:notify-on-update-of-ranges="Sheet1.B5:Sheet1.B12 Sheet1.C4:Sheet1.C4 Sheet1.C5:Sheet1.C12 Sheet1.D4:Sheet1.D4 Sheet1.D5:Sheet1.D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1.87pt" svg:height="287.63pt" svg:x="509.98pt" svg:y="429.53pt">
            <draw:object draw:notify-on-update-of-ranges="Sheet1.B35:Sheet1.B35 Sheet1.B36:Sheet1.B38 Sheet1.C35:Sheet1.C35 Sheet1.C36:Sheet1.C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or time</text:p>
          </table:table-cell>
          <table:table-cell office:value-type="string" calcext:value-type="string">
            <text:p>read time</text:p>
          </table:table-cell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PU NAIF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PU LESS COPIES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PU PINNED ME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PU INT GMEM 2/3 OPT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GPU INT GMEM 3/3 OPT</text:p>
          </table:table-cell>
          <table:table-cell office:value-type="float" office:value="11.5" calcext:value-type="float">
            <text:p>11.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GPU INT4 GMEM</text:p>
          </table:table-cell>
          <table:table-cell office:value-type="float" office:value="4.7" calcext:value-type="float">
            <text:p>4.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GPU LONG4 GMEM</text:p>
          </table:table-cell>
          <table:table-cell office:value-type="float" office:value="4.2" calcext:value-type="float">
            <text:p>4.2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number-rows-repeated="2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verage time (m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PU v1</text:p>
          </table:table-cell>
          <table:table-cell office:value-type="float" office:value="21.759" calcext:value-type="float">
            <text:p>21.7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PU reduced global accesses</text:p>
          </table:table-cell>
          <table:table-cell office:value-type="float" office:value="16.684" calcext:value-type="float">
            <text:p>16.68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PU cudaMemset</text:p>
          </table:table-cell>
          <table:table-cell office:value-type="float" office:value="8.941" calcext:value-type="float">
            <text:p>8.9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PU overlap image</text:p>
          </table:table-cell>
          <table:table-cell office:value-type="float" office:value="7.567" calcext:value-type="float">
            <text:p>7.567</text:p>
          </table:table-cell>
          <table:table-cell/>
        </table:table-row>
        <table:table-row table:style-name="ro1" table:visibility="collapse">
          <table:table-cell/>
          <table:table-cell office:value-type="string" calcext:value-type="string">
            <text:p>GPU best kernel</text:p>
          </table:table-cell>
          <table:table-cell office:value-type="float" office:value="20.99" calcext:value-type="float">
            <text:p>20.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PU not overlap using d_xs</text:p>
          </table:table-cell>
          <table:table-cell office:value-type="float" office:value="1.2" calcext:value-type="float">
            <text:p>1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PU overlap using d_xs</text:p>
          </table:table-cell>
          <table:table-cell office:value-type="float" office:value="0.95" calcext:value-type="float">
            <text:p>0.9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it" fo:country="IT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7">00/00/0000</text:date>, <text:time style:data-style-name="N2" text:time-value="16:48:26.9745757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2T15:31:12.827629829</meta:creation-date>
    <meta:editing-duration>PT3H1M31S</meta:editing-duration>
    <meta:editing-cycles>13</meta:editing-cycles>
    <meta:generator>LibreOffice/6.0.7.3$Linux_X86_64 LibreOffice_project/00m0$Build-3</meta:generator>
    <dc:date>2022-01-17T20:02:16.399437989</dc:date>
    <meta:document-statistic meta:table-count="1" meta:cell-count="4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12.552cm" xlink:href=".." xlink:type="simple" chart:class="chart:bar" chart:style-name="ch1">
        <chart:title svg:x="4.887cm" svg:y="0.387cm" chart:style-name="ch2">
          <text:p>Pixel Difference Performances</text:p>
        </chart:title>
        <chart:subtitle svg:x="3.921cm" svg:y="1.417cm" chart:style-name="ch3">
          <text:p>Comparison between different implementations</text:p>
        </chart:subtitle>
        <chart:legend chart:legend-position="end" svg:x="13.816cm" svg:y="5.728cm" style:legend-expansion="high" chart:style-name="ch4"/>
        <chart:plot-area chart:style-name="ch5" table:cell-range-address="Sheet1.B4:Sheet1.D12" chart:data-source-has-labels="both" svg:x="1.331cm" svg:y="2.351cm" svg:width="12.165cm" svg:height="8.969cm">
          <chartooo:coordinate-region svg:x="2.138cm" svg:y="2.351cm" svg:width="11.358cm" svg:height="5.414cm"/>
          <chart:axis chart:dimension="x" chart:name="primary-x" chart:style-name="ch6" chartooo:axis-type="auto">
            <chartooo:date-scale/>
            <chart:title svg:x="5.596cm" svg:y="11.571cm" chart:style-name="ch7">
              <text:p>Type of Implementations</text:p>
            </chart:title>
            <chart:categories table:cell-range-address="Sheet1.B5:Sheet1.B12"/>
          </chart:axis>
          <chart:axis chart:dimension="y" chart:name="primary-y" chart:style-name="ch8">
            <chart:title svg:x="0.451cm" svg:y="7.924cm" chart:style-name="ch9">
              <text:p>for + read time</text:p>
            </chart:title>
            <chart:grid chart:style-name="ch10" chart:class="major"/>
          </chart:axis>
          <chart:series chart:style-name="ch11" chart:values-cell-range-address="Sheet1.C5:Sheet1.C12" chart:label-cell-address="Sheet1.C4:Sheet1.C4" chart:class="chart:bar">
            <chart:data-point chart:repeated="8"/>
          </chart:series>
          <chart:series chart:style-name="ch12" chart:values-cell-range-address="Sheet1.D5:Sheet1.D12" chart:label-cell-address="Sheet1.D4:Sheet1.D4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 time</text:p>
                <draw:g>
                  <svg:desc>Sheet1.C4:Sheet1.C4</svg:desc>
                </draw:g>
              </table:table-cell>
              <table:table-cell office:value-type="string">
                <text:p>read time</text:p>
                <draw:g>
                  <svg:desc>Sheet1.D4:Sheet1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</text:p>
                <draw:g>
                  <svg:desc>Sheet1.B5:Sheet1.B12</svg:desc>
                </draw:g>
              </table:table-cell>
              <table:table-cell office:value-type="float" office:value="140">
                <text:p>140</text:p>
                <draw:g>
                  <svg:desc>Sheet1.C5:Sheet1.C12</svg:desc>
                </draw:g>
              </table:table-cell>
              <table:table-cell office:value-type="float" office:value="0">
                <text:p>0</text:p>
                <draw:g>
                  <svg:desc>Sheet1.D5:Sheet1.D12</svg:desc>
                </draw:g>
              </table:table-cell>
            </table:table-row>
            <table:table-row>
              <table:table-cell office:value-type="string">
                <text:p>GPU NAIF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PU LESS COPIES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PU PINNED MEM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PU INT GMEM 2/3 OPT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GPU INT GMEM 3/3 OPT</text:p>
              </table:table-cell>
              <table:table-cell office:value-type="float" office:value="11.5">
                <text:p>11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GPU INT4 GMEM</text:p>
              </table:table-cell>
              <table:table-cell office:value-type="float" office:value="4.7">
                <text:p>4.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GPU LONG4 GMEM</text:p>
              </table:table-cell>
              <table:table-cell office:value-type="float" office:value="4.2">
                <text:p>4.2</text:p>
              </table:table-cell>
              <table:table-cell office:value-type="float" office:value="37">
                <text:p>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42cm" svg:height="10.148cm" xlink:href=".." xlink:type="simple" chart:class="chart:bar" chart:style-name="ch1">
        <chart:title svg:x="4.845cm" svg:y="0.338cm" chart:style-name="ch2">
          <text:p>Noise visualizer Performances</text:p>
        </chart:title>
        <chart:subtitle svg:x="3.892cm" svg:y="1.319cm" chart:style-name="ch3">
          <text:p>Comparison between different implementations</text:p>
        </chart:subtitle>
        <chart:legend chart:legend-position="end" svg:x="12.409cm" svg:y="4.775cm" style:legend-expansion="high" chart:style-name="ch4"/>
        <chart:plot-area chart:style-name="ch5" table:cell-range-address="Sheet1.B35:Sheet1.C38" chart:data-source-has-labels="both" svg:x="1.329cm" svg:y="2.204cm" svg:width="10.762cm" svg:height="6.761cm">
          <chartooo:coordinate-region svg:x="1.95cm" svg:y="2.204cm" svg:width="10.141cm" svg:height="2.738cm"/>
          <chart:axis chart:dimension="x" chart:name="primary-x" chart:style-name="ch6" chartooo:axis-type="auto">
            <chartooo:date-scale/>
            <chart:title svg:x="4.973cm" svg:y="9.167cm" chart:style-name="ch7">
              <text:p>Type of Implementation</text:p>
            </chart:title>
            <chart:categories table:cell-range-address="Sheet1.B36:Sheet1.B38"/>
          </chart:axis>
          <chart:axis chart:dimension="y" chart:name="primary-y" chart:style-name="ch8">
            <chart:title svg:x="0.451cm" svg:y="6.938cm" chart:style-name="ch9">
              <text:p>average time (ms)</text:p>
            </chart:title>
            <chart:grid chart:style-name="ch10" chart:class="major"/>
          </chart:axis>
          <chart:series chart:style-name="ch11" chart:values-cell-range-address="Sheet1.C36:Sheet1.C38" chart:label-cell-address="Sheet1.C35:Sheet1.C35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time (ms)</text:p>
                <draw:g>
                  <svg:desc>Sheet1.C35:Sheet1.C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PU v1</text:p>
                <draw:g>
                  <svg:desc>Sheet1.B36:Sheet1.B38</svg:desc>
                </draw:g>
              </table:table-cell>
              <table:table-cell office:value-type="float" office:value="21.759">
                <text:p>21.759</text:p>
                <draw:g>
                  <svg:desc>Sheet1.C36:Sheet1.C38</svg:desc>
                </draw:g>
              </table:table-cell>
            </table:table-row>
            <table:table-row>
              <table:table-cell office:value-type="string">
                <text:p>GPU reduced global accesses</text:p>
              </table:table-cell>
              <table:table-cell office:value-type="float" office:value="16.684">
                <text:p>16.684</text:p>
              </table:table-cell>
            </table:table-row>
            <table:table-row>
              <table:table-cell office:value-type="string">
                <text:p>GPU cudaMemset</text:p>
              </table:table-cell>
              <table:table-cell office:value-type="float" office:value="8.941">
                <text:p>8.9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